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8D397A2678023D0.png" manifest:media-type="image/png"/>
  <manifest:file-entry manifest:full-path="Pictures/10000200000000AB000000AB19BE2C909AFED4C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ce11"/>
    </style:style>
    <style:style style:name="P2" style:family="paragraph" style:parent-style-name="Standard">
      <style:paragraph-properties fo:text-align="start" style:justify-single-word="false"/>
      <style:text-properties officeooo:paragraph-rsid="0019ce1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ce1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aa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3382224462711321010" text:style-name="L1">
        <text:list-item>
          <text:p text:style-name="P3">A man pushes a 5 kg box with a force of <text:span text:style-name="T7">3</text:span>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306700379468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306338918546" text:continue-numbering="true" text:style-name="L1">
        <text:list-item>
          <text:p text:style-name="P3">You are pull<text:span text:style-name="T3">ing</text:span> a <text:span text:style-name="T7">7</text:span> kg mass with a force of <text:span text:style-name="T7">2</text:span>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306325888230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<text:span text:style-name="T7">3</text:span>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308206107402" text:continue-numbering="true" text:style-name="L1">
        <text:list-item>
          <text:p text:style-name="P3">A <text:span text:style-name="T7">12</text:span> kg box is sliding across the floor with a velocity of <text:span text:style-name="T7">6</text:span> m/s. <text:s/><text:span text:style-name="T4">m</text:span><text:span text:style-name="T5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306437185101" text:continue-numbering="true" text:style-name="L1">
        <text:list-item>
          <text:p text:style-name="P3"><text:soft-page-break/>A 7<text:span text:style-name="T7">5</text:span>0 kg car is coasting down a 45<text:span text:style-name="T6">°</text:span> slope. <text:s text:c="2"/>Its acceleration is 2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205306298526505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205307998027415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205306345654009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205307164229170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306791335164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205307591881366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7">5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306659919500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205308028857347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205306709317883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9BE2C909AFED4C7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8D397A2678023D0.png" xlink:type="simple" xlink:show="embed" xlink:actuate="onLoad"/></draw:frame> <text:s text:c="20"/>Name:<text:tab/><text:tab/><text:date style:data-style-name="N37" text:date-value="2016-08-29T20:53:06.20131846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58.100986475</meta:creation-date>
    <meta:editing-duration>PT6M27S</meta:editing-duration>
    <meta:editing-cycles>5</meta:editing-cycles>
    <meta:generator>LibreOffice/5.0.6.2$Linux_X86_64 LibreOffice_project/00$Build-2</meta:generator>
    <dc:date>2016-08-29T20:53:06.160221999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